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4" style:family="text">
      <style:text-properties fo:font-size="12.00pt" fo:font-weight="bold" fo:font-family="'Segoe UI'" style:font-family-asian="'Segoe UI'" style:font-family-complex="'Segoe UI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9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0" style:family="text">
      <style:text-properties fo:font-size="12.00pt" fo:font-weight="bold" fo:font-family="'Segoe UI'" style:font-family-asian="'Segoe UI'" style:font-family-complex="'Segoe UI'" fo:background-color="transparent" style:use-window-font-color="true"/>
    </style:style>
    <style:style style:name="T11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15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19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23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27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29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33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35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38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39" style:family="text">
      <style:text-properties fo:font-size="12.00pt" fo:font-weight="bold" fo:font-family="'Segoe UI'" style:font-family-asian="'Segoe UI'" style:font-family-complex="'Segoe UI'" fo:background-color="transparent" style:use-window-font-color="true"/>
    </style:style>
    <style:style style:name="T40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44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48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52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56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60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62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40.50pt" fo:text-indent="0.00pt"/>
    </style:style>
    <style:style style:name="P3" style:family="paragraph">
      <style:paragraph-properties fo:line-height="100.00%" fo:text-align="left" fo:margin-left="45.35pt" fo:text-indent="0.00pt">
        <style:tab-stops>
          <style:tab-stop style:position="45.00pt"/>
        </style:tab-stops>
      </style:paragraph-properties>
    </style:style>
    <style:style style:name="P4" style:family="paragraph">
      <style:paragraph-properties fo:line-height="100.00%" fo:text-align="left" fo:margin-left="45.35pt" fo:text-indent="0.00pt">
        <style:tab-stops>
          <style:tab-stop style:position="45.00pt"/>
          <style:tab-stop style:position="175.50pt"/>
        </style:tab-stops>
      </style:paragraph-properties>
    </style:style>
    <style:style style:name="P5" style:family="paragraph">
      <style:paragraph-properties fo:line-height="100.00%" fo:text-align="left" fo:margin-left="45.00pt" fo:text-indent="0.00pt"/>
    </style:style>
    <style:style style:name="P6" style:family="paragraph">
      <style:paragraph-properties fo:line-height="100.00%" fo:text-align="left" fo:margin-left="40.50pt" fo:text-indent="0.00pt"/>
    </style:style>
    <style:style style:name="P7" style:family="paragraph">
      <style:paragraph-properties fo:line-height="100.00%" fo:text-align="left" fo:margin-left="45.35pt" fo:text-indent="0.00pt">
        <style:tab-stops>
          <style:tab-stop style:position="45.00pt"/>
        </style:tab-stops>
      </style:paragraph-properties>
    </style:style>
    <style:style style:name="P8" style:family="paragraph">
      <style:paragraph-properties fo:line-height="100.00%" fo:text-align="left">
        <style:tab-stops>
          <style:tab-stop style:position="90.35pt"/>
        </style:tab-stops>
      </style:paragraph-properties>
    </style:style>
    <style:style style:name="P9" style:family="paragraph">
      <style:paragraph-properties fo:line-height="100.00%" fo:text-align="left" fo:margin-left="45.35pt" fo:text-indent="0.00pt">
        <style:tab-stops>
          <style:tab-stop style:position="45.00pt"/>
        </style:tab-stops>
      </style:paragraph-properties>
    </style:style>
    <style:style style:name="P10" style:family="paragraph">
      <style:paragraph-properties fo:line-height="100.00%" fo:text-align="left">
        <style:tab-stops>
          <style:tab-stop style:position="90.35pt"/>
        </style:tab-stops>
      </style:paragraph-properties>
    </style:style>
    <style:style style:name="P11" style:family="paragraph">
      <style:paragraph-properties fo:line-height="100.00%" fo:text-align="left" fo:margin-left="40.50pt" fo:text-indent="0.00pt">
        <style:tab-stops>
          <style:tab-stop style:position="-4.50pt"/>
        </style:tab-stops>
      </style:paragraph-properties>
    </style:style>
    <style:style style:name="P12" style:family="paragraph">
      <style:paragraph-properties fo:line-height="100.00%" fo:text-align="left" fo:margin-left="45.35pt" fo:text-indent="0.00pt">
        <style:tab-stops>
          <style:tab-stop style:position="45.00pt"/>
        </style:tab-stops>
      </style:paragraph-properties>
    </style:style>
    <style:style style:name="P13" style:family="paragraph">
      <style:paragraph-properties fo:line-height="100.00%" fo:text-align="left">
        <style:tab-stops>
          <style:tab-stop style:position="90.35pt"/>
        </style:tab-stops>
      </style:paragraph-properties>
    </style:style>
    <style:style style:name="P14" style:family="paragraph">
      <style:paragraph-properties fo:line-height="100.00%" fo:text-align="left" fo:margin-left="45.35pt" fo:text-indent="0.00pt">
        <style:tab-stops>
          <style:tab-stop style:position="45.00pt"/>
        </style:tab-stops>
      </style:paragraph-properties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1</text:span><text:span text:style-name="T4">: Arrange the FDs :</text:span></text:p>
      <text:p text:style-name="P2"><text:span text:style-name="T5"/></text:p>
      <text:p text:style-name="P3"><text:span text:style-name="T6">PatNo :PatAge, PatZip9</text:span></text:p>
      <text:p text:style-name="P3"><text:span text:style-name="T6">PatZip9 : PatCity</text:span></text:p>
      <text:p text:style-name="P3"><text:span text:style-name="T6">VisitNo :<text:s text:c="2"/>VisitDate, PatNo</text:span></text:p>
      <text:p text:style-name="P4"><text:span text:style-name="T6">ProvNo : ProvSpecialty, ProvEmail</text:span></text:p>
      <text:p text:style-name="P4"><text:span text:style-name="T6">VisitNo, ProvNo :Diagnosis</text:span></text:p>
      <text:p text:style-name="P5"><text:span text:style-name="T6">ProvEmail<text:s text:c="2"/>:<text:s text:c="2"/>ProvNo<text:s text:c="2"/></text:span></text:p>
      <text:p text:style-name="P6"><text:span text:style-name="T7"/></text:p>
      <text:p text:style-name="P6"><text:span text:style-name="T8">2</text:span><text:span text:style-name="T9">:<text:s/></text:span><text:span text:style-name="T10">Define Tables</text:span><text:span text:style-name="T11">.<text:s text:c="2"/>In the table list, the primary keys are underlined. </text:span></text:p>
      <text:p text:style-name="P6"><text:span text:style-name="T12"/></text:p>
      <text:p text:style-name="P7"><text:span text:style-name="T13">Patient (</text:span><text:span text:style-name="T14">PatNo</text:span><text:span text:style-name="T15">, PatAge, PatZip9)</text:span></text:p>
      <text:p text:style-name="P8"><text:span text:style-name="T15"><text:tab/><text:s text:c="13"/>FOREIGN KEY (PatZip9) REFERENCES Zip</text:span></text:p>
      <text:p text:style-name="P9"><text:span text:style-name="T16"/></text:p>
      <text:p text:style-name="P9"><text:span text:style-name="T17">Zip (</text:span><text:span text:style-name="T18">PatZip9</text:span><text:span text:style-name="T19">, PatCity)</text:span></text:p>
      <text:p text:style-name="P9"><text:span text:style-name="T20"/></text:p>
      <text:p text:style-name="P9"><text:span text:style-name="T21">Visit (</text:span><text:span text:style-name="T22">VisitNo</text:span><text:span text:style-name="T23">, VisitDate, PatNo)</text:span></text:p>
      <text:p text:style-name="P9"><text:span text:style-name="T23"><text:s text:c="4"/><text:tab/> FOREIGN KEY (PatNo) REFERENCES Patient</text:span></text:p>
      <text:p text:style-name="P9"><text:span text:style-name="T24"/></text:p>
      <text:p text:style-name="P9"><text:span text:style-name="T25">Provider (</text:span><text:span text:style-name="T26">ProvNo</text:span><text:span text:style-name="T27">, ProvSpecialty, ProvEmail)</text:span></text:p>
      <text:p text:style-name="P9"><text:span text:style-name="T27"><text:tab/>FOREIGN KEY(ProvEmail) REFERENCES ProviderEmail</text:span></text:p>
      <text:p text:style-name="P9"><text:span text:style-name="T27"/></text:p>
      <text:p text:style-name="P9"><text:span text:style-name="T27">ProviderEmail(</text:span><text:span text:style-name="T28">ProvEmail</text:span><text:span text:style-name="T29">,ProvNo)</text:span></text:p>
      <text:p text:style-name="P9"><text:span text:style-name="T29"><text:tab/>FOREIGN KEY(ProvNo)REFERENCES Provider</text:span></text:p>
      <text:p text:style-name="P9"><text:span text:style-name="T30"/></text:p>
      <text:p text:style-name="P9"><text:span text:style-name="T31">Results (</text:span><text:span text:style-name="T32">VisitNo</text:span><text:span text:style-name="T33">,<text:s/></text:span><text:span text:style-name="T34">ProvNo</text:span><text:span text:style-name="T35">, Diagnosis)</text:span></text:p>
      <text:p text:style-name="P9"><text:span text:style-name="T35"><text:s text:c="5"/><text:tab/>FOREIGN KEY (VisitNo) REFERENCES Visit</text:span></text:p>
      <text:p text:style-name="P9"><text:span text:style-name="T35"><text:s text:c="4"/><text:tab/> FOREIGN KEY (ProvNo) REFERENCES Provider</text:span></text:p>
      <text:p text:style-name="P9"><text:span text:style-name="T36"/></text:p>
      <text:p text:style-name="P10"><text:span text:style-name="T36"/></text:p>
      <text:p text:style-name="P11"><text:span text:style-name="T37">3</text:span><text:span text:style-name="T38">:<text:s/></text:span><text:span text:style-name="T39">Merge tables with the same columns.<text:s text:c="2"/></text:span><text:span text:style-name="T40"/></text:p>
      <text:p text:style-name="P11"><text:span text:style-name="T41"/></text:p>
      <text:p text:style-name="P12"><text:span text:style-name="T42">Patient (</text:span><text:span text:style-name="T43">PatNo</text:span><text:span text:style-name="T44">, PatAge, PatZip9)</text:span></text:p>
      <text:p text:style-name="P13"><text:span text:style-name="T44"><text:tab/><text:s text:c="13"/>FOREIGN KEY (PatZip9) REFERENCES Zip</text:span></text:p>
      <text:p text:style-name="P14"><text:span text:style-name="T45"/></text:p>
      <text:p text:style-name="P14"><text:span text:style-name="T46">Zip (</text:span><text:span text:style-name="T47">PatZip9</text:span><text:span text:style-name="T48">, PatCity)</text:span></text:p>
      <text:p text:style-name="P14"><text:span text:style-name="T48"/></text:p>
      <text:p text:style-name="P14"><text:span text:style-name="T49"/></text:p>
      <text:p text:style-name="P14"><text:span text:style-name="T50">Visit (</text:span><text:span text:style-name="T51">VisitNo</text:span><text:span text:style-name="T52">, VisitDate, PatNo)</text:span></text:p>
      <text:p text:style-name="P14"><text:span text:style-name="T52"><text:s text:c="5"/>FOREIGN KEY (PatNo) REFERENCES Patient</text:span></text:p>
      <text:p text:style-name="P14"><text:span text:style-name="T53"/></text:p>
      <text:p text:style-name="P14"><text:span text:style-name="T54">Provider (</text:span><text:span text:style-name="T55">ProvNo</text:span><text:span text:style-name="T56">, ProvSpecialty, ProvEmail)</text:span></text:p>
      <text:p text:style-name="P14"><text:span text:style-name="T56"><text:tab/>UNIQUE ProvEmail</text:span></text:p>
      <text:p text:style-name="P14"><text:span text:style-name="T57"/></text:p>
      <text:p text:style-name="P14"><text:span text:style-name="T58">Results (</text:span><text:span text:style-name="T59">VisitNo</text:span><text:span text:style-name="T60">,<text:s/></text:span><text:span text:style-name="T61">ProvNo</text:span><text:span text:style-name="T62">, Diagnosis)</text:span></text:p>
      <text:p text:style-name="P14"><text:span text:style-name="T62"><text:s text:c="5"/>FOREIGN KEY (VisitNo) REFERENCES Visit</text:span></text:p>
      <text:p text:style-name="P14"><text:span text:style-name="T62"><text:s text:c="5"/>FOREIGN KEY (ProvNo) REFERENCES Provider</text:span></text:p>
      <text:p text:style-name="P15"><text:span text:style-name="T6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